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142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56in" svg:height="0.0157in" svg:x="5.1346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154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063in" svg:height="0.0169in" svg:x="3.5591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56in" svg:height="0.0004in" svg:x="5.1346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5063in" svg:height="0.0047in" svg:x="3.5591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24">
            <text:p>24</text:p>
          </table:table-cell>
          <table:table-cell table:style-name="ce167" table:formula="of:=COUNTIF([.L$7:.L$885];[.$J1])" office:value-type="float" office:value="24">
            <text:p>24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480">TESTVN-5480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480">TESTVN-5480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00">TESTVN-5500</text:a></text:p>
          </table:table-cell>
          <table:table-cell table:number-columns-repeated="242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4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7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7-09T17:14:12</dc:date>
    <dc:language>en-US</dc:language>
    <meta:editing-cycles>822</meta:editing-cycles>
    <meta:editing-duration>P12DT6H44M35S</meta:editing-duration>
    <meta:document-statistic meta:table-count="4" meta:cell-count="1302" meta:object-count="9"/>
    <meta:user-defined meta:name="Info 1"/>
    <meta:user-defined meta:name="Info 2"/>
    <meta:user-defined meta:name="Info 3"/>
    <meta:user-defined meta:name="Info 4"/>
  </office:meta>
</office:document-meta>
</file>